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2e1" officeooo:paragraph-rsid="0001f2e1"/>
    </style:style>
    <style:style style:name="P2" style:family="paragraph" style:parent-style-name="Standard">
      <style:text-properties style:font-name="Liberation Serif" officeooo:rsid="000e4a29" officeooo:paragraph-rsid="000e4a29"/>
    </style:style>
    <style:style style:name="P3" style:family="paragraph" style:parent-style-name="Standard">
      <style:text-properties style:font-name="Liberation Serif" fo:font-style="normal" style:text-underline-style="none" fo:font-weight="normal" officeooo:rsid="000a26fa" officeooo:paragraph-rsid="000a26f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normal" style:text-underline-style="none" fo:font-weight="normal" officeooo:rsid="000d7ac5" officeooo:paragraph-rsid="000d7ac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6263c" officeooo:paragraph-rsid="0006263c"/>
    </style:style>
    <style:style style:name="P6" style:family="paragraph" style:parent-style-name="Standard">
      <style:text-properties officeooo:rsid="000682c4" officeooo:paragraph-rsid="000682c4"/>
    </style:style>
    <style:style style:name="P7" style:family="paragraph" style:parent-style-name="Standard">
      <style:text-properties officeooo:rsid="00079e34" officeooo:paragraph-rsid="00079e34"/>
    </style:style>
    <style:style style:name="P8" style:family="paragraph" style:parent-style-name="Standard">
      <style:text-properties officeooo:rsid="0008454a" officeooo:paragraph-rsid="0008454a"/>
    </style:style>
    <style:style style:name="P9" style:family="paragraph" style:parent-style-name="Standard">
      <style:text-properties fo:font-style="normal" officeooo:rsid="00079e34" officeooo:paragraph-rsid="00079e34" style:font-style-asian="normal" style:font-style-complex="normal"/>
    </style:style>
    <style:style style:name="P10" style:family="paragraph" style:parent-style-name="Standard">
      <style:text-properties fo:font-style="normal" fo:font-weight="normal" officeooo:rsid="0008454a" officeooo:paragraph-rsid="0008454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officeooo:rsid="0008b308" officeooo:paragraph-rsid="0008b308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officeooo:rsid="000bfe7e" officeooo:paragraph-rsid="000bfe7e"/>
    </style:style>
    <style:style style:name="P13" style:family="paragraph" style:parent-style-name="Standard" style:list-style-name="L1">
      <style:text-properties officeooo:rsid="00079e34" officeooo:paragraph-rsid="00079e34"/>
    </style:style>
    <style:style style:name="P14" style:family="paragraph" style:parent-style-name="Standard" style:list-style-name="L2">
      <style:text-properties style:font-name="Liberation Serif" officeooo:rsid="000a26fa" officeooo:paragraph-rsid="000a26fa"/>
    </style:style>
    <style:style style:name="P15" style:family="paragraph" style:parent-style-name="Standard" style:list-style-name="L3">
      <style:text-properties style:font-name="Liberation Serif" officeooo:rsid="000d7ac5" officeooo:paragraph-rsid="000d7ac5"/>
    </style:style>
    <style:style style:name="P16" style:family="paragraph" style:parent-style-name="Standard" style:list-style-name="L4">
      <style:text-properties style:font-name="Liberation Serif" officeooo:rsid="000f2427" officeooo:paragraph-rsid="000f2427"/>
    </style:style>
    <style:style style:name="P17" style:family="paragraph" style:parent-style-name="Standard">
      <style:text-properties style:font-name="Liberation Serif" officeooo:rsid="000f2427" officeooo:paragraph-rsid="000f2427"/>
    </style:style>
    <style:style style:name="P18" style:family="paragraph" style:parent-style-name="Standard">
      <style:text-properties style:font-name="Liberation Serif" fo:font-style="italic" fo:font-weight="bold" officeooo:rsid="0009e891" officeooo:paragraph-rsid="00043193" style:font-style-asian="italic" style:font-weight-asian="bold" style:font-style-complex="italic" style:font-weight-complex="bold"/>
    </style:style>
    <style:style style:name="P19" style:family="paragraph" style:parent-style-name="Standard" style:list-style-name="L5">
      <style:text-properties fo:font-weight="bold" officeooo:rsid="0000b77f" officeooo:paragraph-rsid="00043193" style:font-weight-asian="bold" style:font-weight-complex="bold"/>
    </style:style>
    <style:style style:name="P20" style:family="paragraph" style:parent-style-name="Standard" style:list-style-name="L8">
      <style:text-properties fo:font-weight="bold" officeooo:rsid="0000b77f" officeooo:paragraph-rsid="00043193" style:font-weight-asian="bold" style:font-weight-complex="bold"/>
    </style:style>
    <style:style style:name="P21" style:family="paragraph" style:parent-style-name="Standard">
      <style:text-properties fo:font-weight="bold" officeooo:rsid="0000b77f" officeooo:paragraph-rsid="00043193" style:font-weight-asian="bold" style:font-weight-complex="bold"/>
    </style:style>
    <style:style style:name="P22" style:family="paragraph" style:parent-style-name="Standard">
      <style:text-properties fo:font-weight="bold" officeooo:rsid="000202ae" officeooo:paragraph-rsid="00043193" style:font-weight-asian="bold" style:font-weight-complex="bold"/>
    </style:style>
    <style:style style:name="P23" style:family="paragraph" style:parent-style-name="Standard" style:list-style-name="L9">
      <style:text-properties fo:font-weight="bold" officeooo:rsid="0002afdc" officeooo:paragraph-rsid="00043193" style:font-weight-asian="bold" style:font-weight-complex="bold"/>
    </style:style>
    <style:style style:name="P24" style:family="paragraph" style:parent-style-name="Standard" style:list-style-name="L9">
      <style:text-properties fo:font-style="italic" fo:font-weight="bold" officeooo:rsid="000460aa" officeooo:paragraph-rsid="00043193" style:font-style-asian="italic" style:font-weight-asian="bold" style:font-style-complex="italic" style:font-weight-complex="bold"/>
    </style:style>
    <style:style style:name="P25" style:family="paragraph" style:parent-style-name="Standard" style:list-style-name="L9">
      <style:text-properties fo:font-style="italic" fo:font-weight="bold" officeooo:rsid="00060095" officeooo:paragraph-rsid="00043193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060095" officeooo:paragraph-rsid="00043193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08fe76" officeooo:paragraph-rsid="00043193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f242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fe7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682c4" style:font-weight-asian="bold" style:font-weight-complex="bold"/>
    </style:style>
    <style:style style:name="T12" style:family="text">
      <style:text-properties officeooo:rsid="000682c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ce181e"/>
    </style:style>
    <style:style style:name="T16" style:family="text">
      <style:text-properties fo:color="#2140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ibutos, <text:span text:style-name="T10">multas e juros</text:span> constituem <text:span text:style-name="T12">obrigação tributária </text:span><text:span text:style-name="T11">principal</text:span>.</text:p>
      <text:p text:style-name="P5"/>
      <text:p text:style-name="P6">HI → previsão abstrata do fato.</text:p>
      <text:p text:style-name="P6">FG → concretização do fato, dá origem à OT.</text:p>
      <text:p text:style-name="P6"/>
      <text:p text:style-name="P7">Sinônimos:</text:p>
      <text:list xml:id="list92797841" text:style-name="L1">
        <text:list-item>
          <text:p text:style-name="P13">HI → FG <text:span text:style-name="T13">in abstrato</text:span><text:span text:style-name="T4">, hipótese tributária, pressuposto legal do tributo;</text:span></text:p>
        </text:list-item>
        <text:list-item>
          <text:p text:style-name="P13"><text:span text:style-name="T4">FG → fato imponível, <text:s/>FG </text:span><text:span text:style-name="T13">in concreto</text:span><text:span text:style-name="T4">, fato jurígeno, fato jurídico tributário.</text:span></text:p>
        </text:list-item>
      </text:list>
      <text:p text:style-name="P9"/>
      <text:p text:style-name="P8"><text:span text:style-name="T4">Em relação aos </text:span><text:span text:style-name="T5">impostos</text:span><text:span text:style-name="T6">, cabe a </text:span><text:span text:style-name="T5">LC</text:span><text:span text:style-name="T6"> nacional definir: FG, BC e contribuintes.</text:span></text:p>
      <text:p text:style-name="P10"/>
      <text:p text:style-name="P11"><text:span text:style-name="T6">CTN, Art. 116. </text:span><text:span text:style-name="T1">Salvo disposição de lei em contrário, considera-se ocorrido o FG e existentes os seus efeitos:</text:span></text:p>
      <text:p text:style-name="P11"><text:span text:style-name="T1">I – tratando-se de situação </text:span><text:span text:style-name="T3">de fato</text:span><text:span text:style-name="T1">, desde o momento em que o se verifiquem as circunstâncias materiais necessárias a que produza os efeitos que normalmente lhe são próprios;</text:span></text:p>
      <text:p text:style-name="P11"><text:span text:style-name="T1">II – tratando-se de situação </text:span><text:span text:style-name="T3">jurídica</text:span><text:span text:style-name="T1">, desde o momento em que esteja definifivamente constituída, nos termos da legislação aplicável.</text:span></text:p>
      <text:list xml:id="list1599263927" text:style-name="L2">
        <text:list-item>
          <text:p text:style-name="P14"><text:span text:style-name="T1">Situaçao </text:span><text:span text:style-name="T3">de fato</text:span><text:span text:style-name="T1"> → circunstâncias materiais;</text:span></text:p>
        </text:list-item>
        <text:list-item>
          <text:p text:style-name="P14"><text:span text:style-name="T1">Situação </text:span><text:span text:style-name="T3">jurídica</text:span><text:span text:style-name="T1"> → definitivamente constituída.</text:span></text:p>
        </text:list-item>
      </text:list>
      <text:p text:style-name="P3"/>
      <text:p text:style-name="P12"><text:span text:style-name="T1">CTN, Art. 117. Para os efeitos do inciso II do artigo anterior e salvo disposição de lei em contrário, </text:span><text:span text:style-name="T3">os atos ou negócios jurídicos condicionais</text:span><text:span text:style-name="T1"> reputam-se perfeitos e acabados:</text:span></text:p>
      <text:p text:style-name="P12"><text:span text:style-name="T1">I – sendo </text:span><text:span text:style-name="T8">suspensiva</text:span><text:span text:style-name="T3"> </text:span><text:span text:style-name="T1">a condição, desde o momento de seu </text:span><text:span text:style-name="T3">implemento</text:span><text:span text:style-name="T1">;</text:span></text:p>
      <text:p text:style-name="P12"><text:span text:style-name="T1">II – sendo </text:span><text:span text:style-name="T8">resolutória</text:span><text:span text:style-name="T1"> a condição, desde o momento da </text:span><text:span text:style-name="T3">prática do ato</text:span><text:span text:style-name="T1"> ou da </text:span><text:span text:style-name="T3">celebração do negócio</text:span><text:span text:style-name="T1">.</text:span></text:p>
      <text:list xml:id="list1718175731" text:style-name="L3">
        <text:list-item>
          <text:p text:style-name="P15"><text:span text:style-name="T1">Condição </text:span><text:span text:style-name="T3">suspensiva</text:span><text:span text:style-name="T1"> → implemento;</text:span></text:p>
        </text:list-item>
        <text:list-item>
          <text:p text:style-name="P15"><text:span text:style-name="T1">Condição </text:span><text:span text:style-name="T3">resolutória</text:span><text:span text:style-name="T1"> → prática do ato ou celebração do negócio.</text:span></text:p>
        </text:list-item>
      </text:list>
      <text:p text:style-name="P4"/>
      <text:p text:style-name="P2"><text:span text:style-name="T1">Se o negócio jurídico estiver sujeito a uma </text:span><text:span text:style-name="T3">condição resolutória</text:span><text:span text:style-name="T1">, salvo disposição de lei em contrário, o FG ocorre </text:span><text:span text:style-name="T9">desde a celebração do negócio jurídico</text:span><text:span text:style-name="T1">, sendo </text:span><text:span text:style-name="T3">irrelevante</text:span><text:span text:style-name="T1">, para fins de incidência tributária, o cumprimento ou não da condição. </text:span><text:span text:style-name="T2">Ou seja:</text:span></text:p>
      <text:list xml:id="list310527358" text:style-name="L4">
        <text:list-item>
          <text:p text:style-name="P16"><text:span text:style-name="T1">implemento da condição </text:span><text:span text:style-name="T3">resolutória</text:span><text:span text:style-name="T1"> → irrelevante;</text:span></text:p>
        </text:list-item>
        <text:list-item>
          <text:p text:style-name="P16"><text:span text:style-name="T1">implemento da condição </text:span><text:span text:style-name="T3">suspensiva</text:span><text:span text:style-name="T1"> → relevante.</text:span></text:p>
        </text:list-item>
      </text:list>
      <text:p text:style-name="P17"><text:span text:style-name="T1"/></text:p>
      <text:p text:style-name="P21">Elisão<text:span text:style-name="T14"> fiscal: </text:span><text:span text:style-name="T15">E</text:span><text:span text:style-name="T16">Lícito</text:span><text:span text:style-name="T15">ISÃO</text:span></text:p>
      <text:list xml:id="list4217163083" text:style-name="L5">
        <text:list-item>
          <text:p text:style-name="P19"><text:span text:style-name="T14">em regra, </text:span>antes<text:span text:style-name="T14"> da ocorrência do FG;</text:span></text:p>
        </text:list-item>
        <text:list-item>
          <text:p text:style-name="P19"><text:span text:style-name="T14">lícito;</text:span></text:p>
        </text:list-item>
        <text:list-item>
          <text:p text:style-name="P19"><text:span text:style-name="T14">planejamento tributário.</text:span></text:p>
        </text:list-item>
      </text:list>
      <text:p text:style-name="P21"><text:span text:style-name="T14"/></text:p>
      <text:p text:style-name="P21">Evasão<text:span text:style-name="T14"> fiscal:</text:span></text:p>
      <text:list xml:id="list3773119282" text:style-name="L8">
        <text:list-item>
          <text:p text:style-name="P20"><text:span text:style-name="T14">em regra, </text:span>após <text:span text:style-name="T14">a ocorrência do FG;</text:span></text:p>
        </text:list-item>
        <text:list-item>
          <text:p text:style-name="P20"><text:span text:style-name="T14">ilícito;</text:span></text:p>
        </text:list-item>
        <text:list-item>
          <text:p text:style-name="P20"><text:soft-page-break/><text:span text:style-name="T14">tentativa de ocultar parcial ou totalmente a ocorrência do FG.</text:span></text:p>
        </text:list-item>
      </text:list>
      <text:p text:style-name="P21"><text:span text:style-name="T14"/></text:p>
      <text:p text:style-name="P22">Elusão <text:span text:style-name="T14">fiscal:</text:span></text:p>
      <text:list xml:id="list728829078" text:style-name="L9">
        <text:list-item>
          <text:p text:style-name="P23"><text:span text:style-name="T14">elisão ineficaz;</text:span></text:p>
        </text:list-item>
        <text:list-item>
          <text:p text:style-name="P23"><text:span text:style-name="T14">abuso de forma jurídica;</text:span></text:p>
        </text:list-item>
        <text:list-item>
          <text:p text:style-name="P23"><text:span text:style-name="T14">simulação de negócio jurídico;</text:span></text:p>
        </text:list-item>
        <text:list-item>
          <text:p text:style-name="P23"><text:span text:style-name="T14">busca ocultar a essência do negócio, alterando sua forma;</text:span></text:p>
        </text:list-item>
        <text:list-item>
          <text:p text:style-name="P24"><text:span text:style-name="T14">business purpose test</text:span><text:span text:style-name="T6"> ou teoria do teste do propósito negocial;</text:span></text:p>
        </text:list-item>
        <text:list-item>
          <text:p text:style-name="P24"><text:span text:style-name="T6">autoridade desconsidera os negócios para fins tributários, <text:s/></text:span><text:span text:style-name="T4">mas não o desconstitui</text:span><text:span text:style-name="T6">;</text:span></text:p>
        </text:list-item>
        <text:list-item>
          <text:p text:style-name="P25"><text:span text:style-name="T6">lei </text:span><text:span text:style-name="T4">ordinária</text:span><text:span text:style-name="T6"> precisa regulamentar os procedimentos a serem observados pela autoridade aplicar a “norma geral antielisão”</text:span><text:span text:style-name="T7">.</text:span></text:p>
        </text:list-item>
      </text:list>
      <text:p text:style-name="P26"><text:span text:style-name="T7"/></text:p>
      <text:p text:style-name="P27"><text:span text:style-name="T6">Para a </text:span><text:span text:style-name="T4">ESAF</text:span><text:span text:style-name="T6">, as obrigações </text:span><text:span text:style-name="T4">acessórias</text:span><text:span text:style-name="T6"> </text:span><text:span text:style-name="T4">PODEM</text:span><text:span text:style-name="T6"> ser instituídas por meio de atos </text:span><text:span text:style-name="T4">infralegais</text:span><text:span text:style-name="T6">, emanados pelo próprio Poder Executivo.</text:span></text:p>
      <text:p text:style-name="P27"><text:span text:style-name="T6"/></text:p>
      <text:p text:style-name="P18"><text:span text:style-name="T1">A HI </text:span><text:span text:style-name="T9">não</text:span><text:span text:style-name="T1"> é o </text:span><text:span text:style-name="T9">fato da vida</text:span><text:span text:style-name="T1">, mas uma previsão abstrata da norma triibutária. O </text:span><text:span text:style-name="T9">fato da vida</text:span><text:span text:style-name="T1"> seria o mesmo que a ocorrência do F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2e1" officeooo:paragraph-rsid="0001f2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Obrigação tributária, fato gerador, sujeitos da obrigação tributária, solidariedade, domicíli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21:30:09.648000000</dc:date>
    <meta:editing-duration>PT59S</meta:editing-duration>
    <meta:editing-cycles>3</meta:editing-cycles>
    <meta:document-statistic meta:table-count="0" meta:image-count="0" meta:object-count="0" meta:page-count="2" meta:paragraph-count="39" meta:word-count="429" meta:character-count="2682" meta:non-whitespace-character-count="2306"/>
  </office:meta>
</office:document-meta>
</file>